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设计1</text:h>
      <text:p text:style-name="Standard">* 类的定义中未包含全部get/set函数</text:p>
      <text:p text:style-name="Standard"/>
      <text:p text:style-name="Standard"/>
      <text:h text:style-name="Heading_20_2" text:outline-level="2">- 菜式 CBDish</text:h>
      <text:p text:style-name="Text_20_body">* 成员:</text:p>
      <text:p text:style-name="Text_20_body"><text:tab/>mId;<text:tab/>唯一编号</text:p>
      <text:p text:style-name="Text_20_body"><text:tab/>mName;</text:p>
      <text:p text:style-name="Text_20_body"><text:tab/>mPrice;</text:p>
      <text:p text:style-name="Text_20_body"><text:tab/>mTags[];<text:tab/>无序不重复标签 <text:s/>!需要讨论Tag类型int/String!</text:p>
      <text:p text:style-name="Text_20_body"><text:tab/>mSummarize;<text:tab/>概述</text:p>
      <text:p text:style-name="Text_20_body"><text:tab/>mDetail;<text:tab/>详述(可能不启用)</text:p>
      <text:p text:style-name="Text_20_body"><text:tab/>mThumb;<text:tab/>缩略图路径</text:p>
      <text:p text:style-name="Text_20_body"><text:tab/>mPicture;<text:tab/>大图路径</text:p>
      <text:p text:style-name="Text_20_body">* 方法:</text:p>
      <text:p text:style-name="Text_20_body"><text:tab/>CBDish();</text:p>
      <text:p text:style-name="Text_20_body"><text:tab/>CBDish(CBDish dish)</text:p>
      <text:p text:style-name="Text_20_body"><text:tab/>boolean isTagContained();</text:p>
      <text:p text:style-name="Text_20_body"><text:tab/>boolean setTags([]);</text:p>
      <text:p text:style-name="Text_20_body"><text:tab/>[] getTags();</text:p>
      <text:p text:style-name="Text_20_body"><text:tab/>void addTag();</text:p>
      <text:p text:style-name="Text_20_body"/>
      <text:p text:style-name="Text_20_body"/>
      <text:h text:style-name="Heading_20_2" text:outline-level="2">- 订单 CBOrder</text:h>
      <text:p text:style-name="Text_20_body">* 成员</text:p>
      <text:p text:style-name="Text_20_body"><text:tab/>mId;<text:tab/>流水号</text:p>
      <text:p text:style-name="Text_20_body"><text:tab/>mLocation;<text:tab/>桌号等记录位置的信息</text:p>
      <text:p text:style-name="Text_20_body"><text:tab/>mDishList[];</text:p>
      <text:p text:style-name="Text_20_body"><text:tab/>mNumOfPeople;</text:p>
      <text:p text:style-name="Text_20_body"><text:tab/>mDisabledTags[];<text:tab/>要排除的tags,CBTagSet对象</text:p>
      <text:p text:style-name="Text_20_body"><text:tab/>mDisCount;<text:tab/>折扣</text:p>
      <text:p text:style-name="Text_20_body"><text:soft-page-break/><text:tab/>mDate;<text:tab/></text:p>
      <text:p text:style-name="Text_20_body"><text:tab/>mTime;<text:tab/>提交时间(touch timestamp)</text:p>
      <text:p text:style-name="Text_20_body"><text:tab/>mSummation;<text:tab/>折扣前总价</text:p>
      <text:p text:style-name="Text_20_body"><text:tab/>mMemo;<text:tab/>备注信息</text:p>
      <text:p text:style-name="Text_20_body"><text:tab/>mRecordSavedPath;<text:tab/>记录文件存放路径</text:p>
      <text:p text:style-name="Text_20_body">* 方法</text:p>
      <text:p text:style-name="Text_20_body"><text:tab/>CBOrder();</text:p>
      <text:p text:style-name="Text_20_body"><text:tab/>CBOrder(CBOrder order);</text:p>
      <text:p text:style-name="Text_20_body"><text:tab/>CBOrder(String recordPath);</text:p>
      <text:p text:style-name="Text_20_body"><text:tab/>boolean addDish(CBDish dish);<text:tab/>!若已经存在或与mDisabledTags冲突,则返回false!</text:p>
      <text:p text:style-name="Text_20_body"><text:tab/>boolean isDishChecked(CBDish dish);<text:tab/>dish是否已经被加入mDishList</text:p>
      <text:p text:style-name="Text_20_body"><text:tab/>boolean isDishDisabled(CBDish dish);<text:tab/>dish是否与mDisabledTags冲突</text:p>
      <text:p text:style-name="Text_20_body"><text:tab/>int getDishIndex(CBDish dish);<text:tab/>若不存在,返回-1</text:p>
      <text:p text:style-name="Text_20_body"><text:tab/>boolean removeDish(CBDish dish);<text:tab/>若dish不在 mDishList中,则返回false</text:p>
      <text:p text:style-name="Text_20_body"><text:tab/>boolean removeDish(int dishIndex);</text:p>
      <text:p text:style-name="Text_20_body"><text:tab/>float getRealSummation();<text:tab/>折扣后总价</text:p>
      <text:p text:style-name="Text_20_body"><text:tab/>void touch();<text:tab/>更新 mTime, !save时会调用一次!</text:p>
      <text:p text:style-name="Text_20_body"><text:tab/>boolean load(String path);</text:p>
      <text:p text:style-name="Text_20_body"><text:tab/>boolean save();</text:p>
      <text:p text:style-name="Text_20_body"><text:tab/>boolean save(String path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3T20:30:42</meta:creation-date>
    <dc:date>2012-03-14T18:54:50</dc:date>
    <meta:editing-duration>PT2H5M20S</meta:editing-duration>
    <meta:editing-cycles>63</meta:editing-cycles>
    <meta:generator>LibreOffice/3.3$Linux LibreOffice_project/330m19$Build-401</meta:generator>
    <dc:creator>huangtao </dc:creator>
    <meta:document-statistic meta:table-count="0" meta:image-count="0" meta:object-count="0" meta:page-count="2" meta:paragraph-count="47" meta:word-count="152" meta:character-count="1024"/>
  </office:meta>
</office:document-meta>
</file>